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GA LISTÃO DE CURSOS GRATUITOS v2.1]</text:p>
      <text:p text:style-name="Standard"/>
      <text:p text:style-name="Standard">===== FRONTEND =====</text:p>
      <text:p text:style-name="Standard"/>
      <text:p text:style-name="Standard">Curso Completo de HTML5 (42 aulas)</text:p>
      <text:p text:style-name="Standard">https://goo.gl/SD4p4g</text:p>
      <text:p text:style-name="Standard"/>
      <text:p text:style-name="Standard">Curso Aprenda HTML em 1 hora (22 aulas)</text:p>
      <text:p text:style-name="Standard">https://goo.gl/1kfBCZ</text:p>
      <text:p text:style-name="Standard"/>
      <text:p text:style-name="Standard">Curso completo de CSS3 (22 aulas)</text:p>
      <text:p text:style-name="Standard">https://goo.gl/ebjzVG</text:p>
      <text:p text:style-name="Standard"/>
      <text:p text:style-name="Standard">Curso Básico de CSS (12 aulas)</text:p>
      <text:p text:style-name="Standard">https://goo.gl/s98HNb</text:p>
      <text:p text:style-name="Standard"/>
      <text:p text:style-name="Standard">Curso de Bootstrap (16 aulas)</text:p>
      <text:p text:style-name="Standard">https://goo.gl/xFDOxT</text:p>
      <text:p text:style-name="Standard"/>
      <text:p text:style-name="Standard">Curso de Less (6 aulas)</text:p>
      <text:p text:style-name="Standard">https://goo.gl/Y5UkLQ</text:p>
      <text:p text:style-name="Standard"/>
      <text:p text:style-name="Standard">Curso de Sass (18 aulas)(inglês)</text:p>
      <text:p text:style-name="Standard">https://goo.gl/DzRv1e</text:p>
      <text:p text:style-name="Standard"/>
      <text:p text:style-name="Standard">Curso de CSS3 com Sass e Compass (9 aulas)</text:p>
      <text:p text:style-name="Standard">https://goo.gl/bAO0hE</text:p>
      <text:p text:style-name="Standard"/>
      <text:p text:style-name="Standard">Curso completo de Javascript (46 aulas)</text:p>
      <text:p text:style-name="Standard">https://goo.gl/zfjfkQ</text:p>
      <text:p text:style-name="Standard"/>
      <text:p text:style-name="Standard">Curso Completo de jQuery (56 aulas)</text:p>
      <text:p text:style-name="Standard">https://goo.gl/tHdIZ7</text:p>
      <text:p text:style-name="Standard"/>
      <text:p text:style-name="Standard">Curso de Angular (17 aulas)</text:p>
      <text:p text:style-name="Standard">https://goo.gl/6rT9ZC</text:p>
      <text:p text:style-name="Standard"/>
      <text:p text:style-name="Standard">Curso de Angular 2 (56 aulas)</text:p>
      <text:p text:style-name="Standard">https://goo.gl/mxPqRt</text:p>
      <text:p text:style-name="Standard"/>
      <text:p text:style-name="Standard">===== BACKEND =====</text:p>
      <text:p text:style-name="Standard"/>
      <text:p text:style-name="Standard">Curso Básico de PHP (20 aulas)</text:p>
      <text:p text:style-name="Standard">https://goo.gl/wLra9o</text:p>
      <text:p text:style-name="Standard"/>
      <text:p text:style-name="Standard">Curso Completo de PHP (108 aulas)</text:p>
      <text:p text:style-name="Standard">https://goo.gl/1th6ok</text:p>
      <text:p text:style-name="Standard"/>
      <text:p text:style-name="Standard">Curso de NodeJS (21 aulas)</text:p>
      <text:p text:style-name="Standard">https://goo.gl/6kGFk6</text:p>
      <text:p text:style-name="Standard"/>
      <text:p text:style-name="Standard">Curso de Aplicações Web Ricas com ExtJS (44 aulas)</text:p>
      <text:p text:style-name="Standard"><text:soft-page-break/>https://goo.gl/tMZDvv</text:p>
      <text:p text:style-name="Standard"/>
      <text:p text:style-name="Standard">Curso de Ruby (15 aulas)</text:p>
      <text:p text:style-name="Standard">https://goo.gl/LcHcn4</text:p>
      <text:p text:style-name="Standard"/>
      <text:p text:style-name="Standard">Curso de Ruby On Rails (49 aulas)</text:p>
      <text:p text:style-name="Standard">https://goo.gl/4oXEAP</text:p>
      <text:p text:style-name="Standard"/>
      <text:p text:style-name="Standard">Curso de Gulp (11 aulas)(inglês)</text:p>
      <text:p text:style-name="Standard">https://goo.gl/dgs7On</text:p>
      <text:p text:style-name="Standard"/>
      <text:p text:style-name="Standard">Curso de Grunt (16 aulas)(inglês)</text:p>
      <text:p text:style-name="Standard">https://goo.gl/8KZskT</text:p>
      <text:p text:style-name="Standard"/>
      <text:p text:style-name="Standard">===== FRAMEWORKS DE PHP =====</text:p>
      <text:p text:style-name="Standard"/>
      <text:p text:style-name="Standard">Curso de Laravel (23 aulas)</text:p>
      <text:p text:style-name="Standard">https://goo.gl/C8RaxI</text:p>
      <text:p text:style-name="Standard"/>
      <text:p text:style-name="Standard">Curso de CodeIgniter (12 aulas)</text:p>
      <text:p text:style-name="Standard">https://goo.gl/A39ge0</text:p>
      <text:p text:style-name="Standard"/>
      <text:p text:style-name="Standard">Curso de Zend 2 (29 aulas)</text:p>
      <text:p text:style-name="Standard">https://goo.gl/nDkesr</text:p>
      <text:p text:style-name="Standard"/>
      <text:p text:style-name="Standard">Curso de Zend 3 (13 aulas)(inglês)</text:p>
      <text:p text:style-name="Standard">https://goo.gl/N1PBQV</text:p>
      <text:p text:style-name="Standard"/>
      <text:p text:style-name="Standard">===== BANCO DE DADOS =====</text:p>
      <text:p text:style-name="Standard"/>
      <text:p text:style-name="Standard">Curso Completo de MySQL (37 aulas)</text:p>
      <text:p text:style-name="Standard">https://goo.gl/wom29p</text:p>
      <text:p text:style-name="Standard"/>
      <text:p text:style-name="Standard">Curso de MongoDB (9 aulas)</text:p>
      <text:p text:style-name="Standard">https://goo.gl/xc1LAo</text:p>
      <text:p text:style-name="Standard"/>
      <text:p text:style-name="Standard">===== CMS =====</text:p>
      <text:p text:style-name="Standard"/>
      <text:p text:style-name="Standard">Curso Básico de Wordpress (34 aulas)</text:p>
      <text:p text:style-name="Standard">https://goo.gl/VTa3aV</text:p>
      <text:p text:style-name="Standard"/>
      <text:p text:style-name="Standard">Curso Completo de Criação de Temas para Wordpress (31 aulas)</text:p>
      <text:p text:style-name="Standard">https://goo.gl/10vlHM</text:p>
      <text:p text:style-name="Standard"/>
      <text:p text:style-name="Standard">Curso Completo de criação de Portais com Wordpress (65 aulas)</text:p>
      <text:p text:style-name="Standard">https://goo.gl/5ravtU</text:p>
      <text:p text:style-name="Standard"/>
      <text:p text:style-name="Standard">Curso de Desenvolvimento de Plugins para o Wordpress (15 Aulas)</text:p>
      <text:p text:style-name="Standard">https://goo.gl/ozs8Yf</text:p>
      <text:p text:style-name="Standard"/>
      <text:p text:style-name="Standard">Curso Básico de Magento (39 aulas)</text:p>
      <text:p text:style-name="Standard">https://goo.gl/bBJnFx</text:p>
      <text:p text:style-name="Standard"><text:soft-page-break/></text:p>
      <text:p text:style-name="Standard">Curso Express de Desenvolimento de Temas para o Magento (4 aulas)</text:p>
      <text:p text:style-name="Standard">https://goo.gl/9CmbJo</text:p>
      <text:p text:style-name="Standard"/>
      <text:p text:style-name="Standard">Curso Completo de Desenvolvimento de Temas para o Magento (25 aulas)(inglês)</text:p>
      <text:p text:style-name="Standard">https://goo.gl/6XsLRx</text:p>
      <text:p text:style-name="Standard"/>
      <text:p text:style-name="Standard">Curso de Desenvolvimento de Módulos para o Magento (10 aulas)(inglês)</text:p>
      <text:p text:style-name="Standard">https://goo.gl/mZoxJ3</text:p>
      <text:p text:style-name="Standard"/>
      <text:p text:style-name="Standard">Curso Básico de Drupal 7 (40 aulas)</text:p>
      <text:p text:style-name="Standard">https://goo.gl/VpxzLl</text:p>
      <text:p text:style-name="Standard"/>
      <text:p text:style-name="Standard">Curso de Views no Drupal 7 (30 aulas)(Português de Portugal)</text:p>
      <text:p text:style-name="Standard">https://goo.gl/RKZidV</text:p>
      <text:p text:style-name="Standard"/>
      <text:p text:style-name="Standard">Curso de Desenvolvimento de Temas para o Drupal 7 (58 aulas)(Português de Portugal)</text:p>
      <text:p text:style-name="Standard">https://goo.gl/qn75XT</text:p>
      <text:p text:style-name="Standard"/>
      <text:p text:style-name="Standard">Curso de Desenvolvimento de Módulos para o Drupal 7 (11 aulas)(inglês)</text:p>
      <text:p text:style-name="Standard">https://goo.gl/99NW2O</text:p>
      <text:p text:style-name="Standard"/>
      <text:p text:style-name="Standard">===== MOBILE =====</text:p>
      <text:p text:style-name="Standard"/>
      <text:p text:style-name="Standard">Curso de Desenvolvimento de Apps para Android (30 aulas)</text:p>
      <text:p text:style-name="Standard">https://goo.gl/btlCUv</text:p>
      <text:p text:style-name="Standard"/>
      <text:p text:style-name="Standard">Curso de Desenvolvimento de Apps para iOS com Swift (28 aulas)</text:p>
      <text:p text:style-name="Standard">https://goo.gl/RyuNoA</text:p>
      <text:p text:style-name="Standard"/>
      <text:p text:style-name="Standard">Curso de Desenvolvimento de Apps para iOS com Objective C (51 aulas)</text:p>
      <text:p text:style-name="Standard">https://goo.gl/0bq0kC</text:p>
      <text:p text:style-name="Standard"/>
      <text:p text:style-name="Standard">Curso de Desenvolvimento de Apps com PhoneGap/Cordova (34 aulas)</text:p>
      <text:p text:style-name="Standard">https://goo.gl/GDXSsX</text:p>
      <text:p text:style-name="Standard"/>
      <text:p text:style-name="Standard">Curso de Desenvolvimento de Apps com Ionic (14 aulas)</text:p>
      <text:p text:style-name="Standard">https://goo.gl/xQlBmA</text:p>
      <text:p text:style-name="Standard"/>
      <text:p text:style-name="Standard">Curso de Desenvolvimento de Apps com Ionic 2 (10 aulas)</text:p>
      <text:p text:style-name="Standard">https://goo.gl/i3PVo7</text:p>
      <text:p text:style-name="Standard"/>
      <text:p text:style-name="Standard">Curso Recriando o Uber com Ionic 2 (19 aulas)(inglês)</text:p>
      <text:p text:style-name="Standard">https://goo.gl/B9KyHL</text:p>
      <text:p text:style-name="Standard"/>
      <text:p text:style-name="Standard">Curso Criando um App de gestão financeira com Ionic 2 (10 aulas)</text:p>
      <text:p text:style-name="Standard">https://goo.gl/EUzvuY</text:p>
      <text:p text:style-name="Standard"/>
      <text:p text:style-name="Standard">Curso de Interfaces Responsivas com jQuery Mobile (20 aulas)</text:p>
      <text:p text:style-name="Standard">https://goo.gl/0KCCg2</text:p>
      <text:p text:style-name="Standard"/>
      <text:p text:style-name="Standard">Curso de Interfaces Responsivas com Sencha Touch (6 aulas)</text:p>
      <text:p text:style-name="Standard"><text:soft-page-break/>https://goo.gl/JktVlX</text:p>
      <text:p text:style-name="Standard"/>
      <text:p text:style-name="Standard">===== SERVIDORES =====</text:p>
      <text:p text:style-name="Standard"/>
      <text:p text:style-name="Standard">Curso Básico de GIT (8 aulas)</text:p>
      <text:p text:style-name="Standard">https://goo.gl/OSdCBS</text:p>
      <text:p text:style-name="Standard"/>
      <text:p text:style-name="Standard">Curso Configurando um Servidor Cloud na Digital Ocean (3 aulas)</text:p>
      <text:p text:style-name="Standard">https://goo.gl/8sr22C</text:p>
      <text:p text:style-name="Standard"/>
      <text:p text:style-name="Standard">Curso Configurando um Servidor Amazon AWS (7 aulas)</text:p>
      <text:p text:style-name="Standard">https://goo.gl/qfnmAJ</text:p>
      <text:p text:style-name="Standard"/>
      <text:p text:style-name="Standard">Curso Básico de Linux Debian (17 aulas)</text:p>
      <text:p text:style-name="Standard">https://goo.gl/FLfXN9</text:p>
      <text:p text:style-name="Standard"/>
      <text:p text:style-name="Standard">Curso Completo de Linux Ubuntu (81 aulas)</text:p>
      <text:p text:style-name="Standard">https://goo.gl/rPpgkl</text:p>
      <text:p text:style-name="Standard"/>
      <text:p text:style-name="Standard">Curso Completo de Servidor Linux Debian (35 aulas)</text:p>
      <text:p text:style-name="Standard">https://goo.gl/sNk7xU</text:p>
      <text:p text:style-name="Standard"/>
      <text:p text:style-name="Standard">Curso Avançado de Linux Ubuntu - Comandos no Terminal (15 aulas)</text:p>
      <text:p text:style-name="Standard">https://goo.gl/KA6S70</text:p>
      <text:p text:style-name="Standard"/>
      <text:p text:style-name="Standard">Curso de Windows Server 2016 (15 aulas)</text:p>
      <text:p text:style-name="Standard">https://goo.gl/WnnYqX</text:p>
      <text:p text:style-name="Standard"/>
      <text:p text:style-name="Standard">Curso de CPanel (30 aulas)</text:p>
      <text:p text:style-name="Standard">https://goo.gl/OtTBuc</text:p>
      <text:p text:style-name="Standard"/>
      <text:p text:style-name="Standard">Curso Como criar uma Revenda de Hospedagem com WHM e WHMCS (11 aulas)</text:p>
      <text:p text:style-name="Standard">https://goo.gl/ntkoYv</text:p>
      <text:p text:style-name="Standard"/>
      <text:p text:style-name="Standard">===== EDIÇÃO DE IMAGEM E VÍDEO =====</text:p>
      <text:p text:style-name="Standard"/>
      <text:p text:style-name="Standard">Curso de Adobe Photoshop CC (53 aulas)</text:p>
      <text:p text:style-name="Standard">https://goo.gl/sfmOIo</text:p>
      <text:p text:style-name="Standard"/>
      <text:p text:style-name="Standard">Curso de Adobe Illustrator CC (55 aulas)</text:p>
      <text:p text:style-name="Standard">https://goo.gl/sSVqLT</text:p>
      <text:p text:style-name="Standard"/>
      <text:p text:style-name="Standard">Curso Básico de Corel Draw X8 (9 aulas)</text:p>
      <text:p text:style-name="Standard">https://goo.gl/HnrLil</text:p>
      <text:p text:style-name="Standard"/>
      <text:p text:style-name="Standard">Curso Completo de Corel Draw X8 (94 aulas)</text:p>
      <text:p text:style-name="Standard">https://goo.gl/suapyb</text:p>
      <text:p text:style-name="Standard"/>
      <text:p text:style-name="Standard">Curso de Adobe Premiere Pro CC (34 aulas)</text:p>
      <text:p text:style-name="Standard">https://goo.gl/7nPNJh</text:p>
      <text:p text:style-name="Standard"/>
      <text:p text:style-name="Standard">Curso Aprenda After Effects em 30 minutos (5 aulas)</text:p>
      <text:p text:style-name="Standard"><text:soft-page-break/>https://goo.gl/7vV1Ps</text:p>
      <text:p text:style-name="Standard"/>
      <text:p text:style-name="Standard">Curso Completo de After Effects (80 aulas)</text:p>
      <text:p text:style-name="Standard">https://goo.gl/rPqcEK</text:p>
      <text:p text:style-name="Standard"/>
      <text:p text:style-name="Standard">Curso de Vegas Pro 13 (34 aulas)</text:p>
      <text:p text:style-name="Standard">https://goo.gl/7LVIV3</text:p>
      <text:p text:style-name="Standard"/>
      <text:p text:style-name="Standard">===== MODELAGEM 3D =====</text:p>
      <text:p text:style-name="Standard"/>
      <text:p text:style-name="Standard">Curso de Blender 3D (17 aulas)</text:p>
      <text:p text:style-name="Standard">https://goo.gl/EvPg7s</text:p>
      <text:p text:style-name="Standard"/>
      <text:p text:style-name="Standard">Curso de 3D Studio Max (45 aulas)</text:p>
      <text:p text:style-name="Standard">https://goo.gl/WlYziZ</text:p>
      <text:p text:style-name="Standard"/>
      <text:p text:style-name="Standard">Curso de Maya (40 aulas)</text:p>
      <text:p text:style-name="Standard">https://goo.gl/8uOa4e</text:p>
      <text:p text:style-name="Standard"/>
      <text:p text:style-name="Standard">Curso de SketchUp (48 aulas)</text:p>
      <text:p text:style-name="Standard">https://goo.gl/ksMwfO</text:p>
      <text:p text:style-name="Standard"/>
      <text:p text:style-name="Standard">===== DESENVOLVIMENTO DE GAMES =====</text:p>
      <text:p text:style-name="Standard"/>
      <text:p text:style-name="Standard">Curso Básico de CryEngine (20 aulas)</text:p>
      <text:p text:style-name="Standard">https://goo.gl/EcxNi8</text:p>
      <text:p text:style-name="Standard"/>
      <text:p text:style-name="Standard">Curso Básico de Unreal Engine 4 (47 aulas)</text:p>
      <text:p text:style-name="Standard">https://goo.gl/SsmLKl</text:p>
      <text:p text:style-name="Standard"/>
      <text:p text:style-name="Standard">Curso Básico de Unity 3D (80 aulas)</text:p>
      <text:p text:style-name="Standard">https://goo.gl/n5Vo6W</text:p>
      <text:p text:style-name="Standard"/>
      <text:p text:style-name="Standard">Curso Recriando o Flappy Bird com Unity 3D (12 aulas)</text:p>
      <text:p text:style-name="Standard">https://goo.gl/1sufMv</text:p>
      <text:p text:style-name="Standard"/>
      <text:p text:style-name="Standard">======================================</text:p>
      <text:p text:style-name="Standard"/>
      <text:p text:style-name="Standard">TODOS OS CURSOS GRATUITOS </text:p>
      <text:p text:style-name="Standard">https://goo.gl/3wqNX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22:37:56.106836515</meta:creation-date>
    <dc:date>2019-12-16T22:38:20.228251287</dc:date>
    <meta:editing-duration>PT31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5" meta:paragraph-count="162" meta:word-count="692" meta:character-count="5134" meta:non-whitespace-character-count="4603"/>
  </office:meta>
</office:document-meta>
</file>